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tarJedi Special Edition" svg:font-family="'StarJedi Special Editio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tarJedi Special Edition" fo:font-size="50pt" style:font-size-asian="50pt" style:font-size-complex="50pt"/>
    </style:style>
    <style:style style:name="P2" style:family="paragraph" style:parent-style-name="Standard">
      <style:text-properties style:font-name="Courier New" fo:font-size="25pt" fo:font-weight="bold" style:font-size-asian="25pt" style:font-weight-asian="bold" style:font-size-complex="25pt" style:font-weight-complex="bold"/>
    </style:style>
    <style:style style:name="P3" style:family="paragraph" style:parent-style-name="Standard">
      <style:text-properties style:font-name="Courier New" fo:font-size="20pt" style:font-size-asian="20pt" style:font-size-complex="20pt"/>
    </style:style>
    <style:style style:name="P4" style:family="paragraph" style:parent-style-name="Text_20_body">
      <style:paragraph-properties fo:margin-left="0.635cm" fo:margin-right="0cm" fo:text-indent="0cm" style:auto-text-indent="false">
        <style:tab-stops/>
      </style:paragraph-properties>
    </style:style>
    <style:style style:name="P5" style:family="paragraph" style:parent-style-name="Text_20_body">
      <style:text-properties style:font-name="DejaVu Sans Mono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rsid="0002f4ac" officeooo:paragraph-rsid="0002f4ac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style:font-name="DejaVu Sans Mono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" style:family="paragraph" style:parent-style-name="Standard" style:list-style-name="L1">
      <style:text-properties style:font-name="Courier New" fo:font-size="20pt" style:font-size-asian="20pt" style:font-size-complex="20pt"/>
    </style:style>
    <style:style style:name="T1" style:family="text">
      <style:text-properties style:font-name="Courier New" fo:font-size="20pt" style:font-size-asian="20pt" style:font-size-complex="20pt"/>
    </style:style>
    <style:style style:name="T2" style:family="text">
      <style:text-properties style:font-name="Courier New" fo:font-size="25pt" fo:font-weight="bold" style:font-size-asian="25pt" style:font-weight-asian="bold" style:font-size-complex="25pt" style:font-weight-complex="bold"/>
    </style:style>
    <style:style style:name="T3" style:family="text">
      <style:text-properties style:font-name="DejaVu Sans Mono"/>
    </style:style>
    <style:style style:name="T4" style:family="text">
      <style:text-properties officeooo:rsid="0002f4ac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Fuente_20_de_20_párrafo_20_predeter."><text:span text:style-name="T1">Proyecto para</text:span></text:span></text:p>
      <text:p text:style-name="P1">Metodología</text:p>
      <text:p text:style-name="P1">de la</text:p>
      <text:p text:style-name="P1">investiga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Fuente_20_de_20_párrafo_20_predeter."><text:span text:style-name="T2">Integrantes:</text:span></text:span></text:p>
      <text:list xml:id="list3002878847" text:style-name="L1">
        <text:list-item>
          <text:p text:style-name="P13">Panasiti, Juan Marcelo</text:p>
        </text:list-item>
        <text:list-item>
          <text:p text:style-name="P13">Fracapani, Fabricio</text:p>
        </text:list-item>
        <text:list-item>
          <text:p text:style-name="P13">Martinez, Matías</text:p>
        </text:list-item>
        <text:list-item>
          <text:p text:style-name="P13">Aravena, Julio</text:p>
        </text:list-item>
      </text:list>
      <text:p text:style-name="P3"/>
      <text:h text:style-name="P6" text:outline-level="1"><text:bookmark text:name="yui_3_17_2_1_1555868947266_833"/>Descripción</text:h>
      <text:p text:style-name="Text_20_body">El proyecto “Changos” está dirigido para facilitar, organizar y planificar las compras de mercaderías y diversos productos mediante la comparación de precios, a través de una base de datos la cual se va a completar por la contribución de comerciantes, clientes y bases de datos externas. <text:s text:c="2"/></text:p>
      <text:h text:style-name="Heading_20_1" text:outline-level="1">Objetivo</text:h>
      <text:list xml:id="list1969262163" text:style-name="L2">
        <text:list-item>
          <text:p text:style-name="P7">Comparar precios de distintos negocios.</text:p>
        </text:list-item>
        <text:list-item>
          <text:p text:style-name="P7">Conocer los precios actualizados de distintos productos cercanos a tu ubicación.</text:p>
        </text:list-item>
        <text:list-item>
          <text:p text:style-name="P7">Generar un control de gastos mensuales.</text:p>
        </text:list-item>
        <text:list-item>
          <text:p text:style-name="P7">Dar y conocer opiniones de distintos puntos de ventas.</text:p>
        </text:list-item>
        <text:list-item>
          <text:p text:style-name="P7">Permitir a pequeños comerciantes dar a conocer sus productos y precios.</text:p>
        </text:list-item>
      </text:list>
      <text:p text:style-name="P4"/>
      <text:h text:style-name="Heading_20_1" text:outline-level="1">Planificación</text:h>
      <text:list xml:id="list3519082250" text:style-name="L3">
        <text:list-item>
          <text:p text:style-name="P8">Roles</text:p>
          <text:list>
            <text:list-item>
              <text:p text:style-name="P8">Product Owner: <text:span text:style-name="T4">Panasiti Juan</text:span></text:p>
            </text:list-item>
            <text:list-item>
              <text:p text:style-name="P8">Scrum Master: <text:span text:style-name="T4">Fracapani Fabricio</text:span></text:p>
            </text:list-item>
            <text:list-item>
              <text:p text:style-name="P8">DevTeam: </text:p>
              <text:list>
                <text:list-item>
                  <text:p text:style-name="P9">Aravena Julio</text:p>
                </text:list-item>
                <text:list-item>
                  <text:p text:style-name="P9">Martinez Matías</text:p>
                </text:list-item>
                <text:list-item>
                  <text:p text:style-name="P9">Fracapani Fabricio</text:p>
                </text:list-item>
              </text:list>
            </text:list-item>
          </text:list>
        </text:list-item>
        <text:list-item>
          <text:p text:style-name="P8">Software</text:p>
          <text:list>
            <text:list-item>
              <text:p text:style-name="P8">Android Studio 3.4</text:p>
            </text:list-item>
            <text:list-item>
              <text:p text:style-name="P8">Dia (Diagramas de Clase)</text:p>
            </text:list-item>
            <text:list-item>
              <text:p text:style-name="P8">Firebase (BD en la nube)</text:p>
            </text:list-item>
            <text:list-item>
              <text:p text:style-name="P8">Discord (para facilitar la comunicación del equipo)</text:p>
            </text:list-item>
            <text:list-item>
              <text:p text:style-name="P9">Trello</text:p>
            </text:list-item>
            <text:list-item>
              <text:p text:style-name="P8">GitHub</text:p>
            </text:list-item>
            <text:list-item>
              <text:p text:style-name="P8">LibreOffice para documentación</text:p>
            </text:list-item>
            <text:list-item>
              <text:p text:style-name="P8">Plataforma de Desarrollo:</text:p>
              <text:list>
                <text:list-item>
                  <text:p text:style-name="P8">JDK 8</text:p>
                </text:list-item>
                <text:list-item>
                  <text:p text:style-name="P8">API <text:span text:style-name="T4">21</text:span></text:p>
                </text:list-item>
                <text:list-item>
                  <text:p text:style-name="P8">Firebase</text:p>
                </text:list-item>
              </text:list>
            </text:list-item>
          </text:list>
        </text:list-item>
        <text:list-item>
          <text:p text:style-name="P8">Distribución del trabajo</text:p>
          <text:list>
            <text:list-item>
              <text:p text:style-name="P8">Tiempos:</text:p>
              <text:list>
                <text:list-item>
                  <text:p text:style-name="P8"><text:soft-page-break/>1° entrega: <text:span text:style-name="T4">24 de abril.<text:tab/></text:span></text:p>
                </text:list-item>
                <text:list-item>
                  <text:p text:style-name="P8">2° entrega:</text:p>
                </text:list-item>
                <text:list-item>
                  <text:p text:style-name="P8">3° entrega:</text:p>
                </text:list-item>
              </text:list>
            </text:list-item>
          </text:list>
        </text:list-item>
      </text:list>
      <text:h text:style-name="Heading_20_1" text:outline-level="1"/>
      <text:p text:style-name="P5">Links:</text:p>
      <text:list xml:id="list488644316" text:style-name="L4">
        <text:list-item>
          <text:p text:style-name="P10"><text:span text:style-name="Fuente_20_de_20_párrafo_20_predeter."><text:span text:style-name="T3">Documentación: </text:span></text:span><text:a xlink:type="simple" xlink:href="https://github.com/juanpanasiti/Proyecto-MdI-2019-Documentacion" office:target-frame-name="_top" xlink:show="replace" text:style-name="Internet_20_link" text:visited-style-name="Visited_20_Internet_20_Link">https://github.com/juanpanasiti/Proyecto-MdI-2019-Documentacion</text:a></text:p>
        </text:list-item>
        <text:list-item>
          <text:p text:style-name="P11">App Cliente:</text:p>
        </text:list-item>
        <text:list-item>
          <text:p text:style-name="P11">App Comerciante: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tarJedi Special Edition" svg:font-family="'StarJedi Special Editio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$Build-2</meta:generator>
    <meta:creation-date>2019-04-22T21:44:00Z</meta:creation-date>
    <dc:date>2019-04-23T15:36:48.331210610</dc:date>
    <meta:editing-cycles>3</meta:editing-cycles>
    <meta:editing-duration>PT5M36S</meta:editing-duration>
    <meta:document-statistic meta:table-count="0" meta:image-count="0" meta:object-count="0" meta:page-count="3" meta:paragraph-count="46" meta:word-count="212" meta:character-count="1288" meta:non-whitespace-character-count="1153"/>
    <meta:template xlink:type="simple" xlink:actuate="onRequest" xlink:title="" xlink:href="../Proyecto%20(1).odt/Normal.dotm"/>
  </office:meta>
</office:document-meta>
</file>